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ubtitle">
      <style:text-properties officeooo:rsid="001aa711" officeooo:paragraph-rsid="001aa711"/>
    </style:style>
    <style:style style:name="P2" style:family="paragraph" style:parent-style-name="Text_20_body">
      <style:text-properties officeooo:rsid="001aa711" officeooo:paragraph-rsid="001aa711"/>
    </style:style>
    <style:style style:name="P3" style:family="paragraph" style:parent-style-name="Title">
      <style:text-properties officeooo:rsid="001aa711" officeooo:paragraph-rsid="001aa711"/>
    </style:style>
    <style:style style:name="P4" style:family="paragraph" style:parent-style-name="Heading_20_1">
      <style:paragraph-properties fo:break-before="page"/>
      <style:text-properties officeooo:rsid="001aa711" officeooo:paragraph-rsid="001aa711"/>
    </style:style>
    <style:style style:name="P5" style:family="paragraph" style:parent-style-name="Heading_20_1">
      <style:text-properties officeooo:rsid="003dd6b1" officeooo:paragraph-rsid="003dd6b1"/>
    </style:style>
    <style:style style:name="P6" style:family="paragraph" style:parent-style-name="Heading_20_1">
      <style:text-properties officeooo:rsid="00405f1f" officeooo:paragraph-rsid="00405f1f"/>
    </style:style>
    <style:style style:name="P7" style:family="paragraph" style:parent-style-name="Heading_20_1">
      <style:text-properties officeooo:rsid="00426082" officeooo:paragraph-rsid="00426082"/>
    </style:style>
    <style:style style:name="P8" style:family="paragraph" style:parent-style-name="Table_20_Contents">
      <style:text-properties officeooo:rsid="00426082" officeooo:paragraph-rsid="00426082"/>
    </style:style>
    <style:style style:name="P9" style:family="paragraph" style:parent-style-name="Text_20_body">
      <style:text-properties officeooo:rsid="003bd9f0" officeooo:paragraph-rsid="003bd9f0"/>
    </style:style>
    <style:style style:name="P10" style:family="paragraph" style:parent-style-name="Text_20_body">
      <style:text-properties officeooo:rsid="003dd6b1" officeooo:paragraph-rsid="003dd6b1"/>
    </style:style>
    <style:style style:name="P11" style:family="paragraph" style:parent-style-name="Text_20_body">
      <style:text-properties officeooo:rsid="00424700" officeooo:paragraph-rsid="00424700"/>
    </style:style>
    <style:style style:name="P12" style:family="paragraph" style:parent-style-name="Text_20_body">
      <style:text-properties officeooo:paragraph-rsid="00426082"/>
    </style:style>
    <style:style style:name="P13" style:family="paragraph">
      <style:text-properties style:font-name="F" fo:font-size="12pt"/>
    </style:style>
    <style:style style:name="P14" style:family="paragraph">
      <loext:graphic-properties draw:fill="solid" draw:fill-color="#ffffff"/>
      <style:text-properties style:font-name="F" fo:font-size="12pt"/>
    </style:style>
    <style:style style:name="T1" style:family="text">
      <style:text-properties officeooo:rsid="00256bac"/>
    </style:style>
    <style:style style:name="T2" style:family="text">
      <style:text-properties officeooo:rsid="002689b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05f1f" style:font-style-asian="normal" style:font-style-complex="normal"/>
    </style:style>
    <style:style style:name="T6" style:family="text">
      <style:text-properties officeooo:rsid="00426082"/>
    </style:style>
    <style:style style:name="T7" style:family="text">
      <style:text-properties fo:color="#808080" loext:opacity="100%" fo:font-size="12pt" fo:language="zxx" fo:country="none" fo:font-style="normal" style:text-underline-style="none" fo:font-weight="normal" fo:background-color="transparent"/>
    </style:style>
    <style:style style:name="T8" style:family="text">
      <style:text-properties fo:color="#000080" loext:opacity="100%" fo:language="zxx" fo:country="none" fo:font-style="normal" style:text-underline-style="none" fo:font-weight="normal" fo:background-color="transparent"/>
    </style:style>
    <style:style style:name="T9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10" style:family="text">
      <style:text-properties fo:color="#ff0000" loext:opacity="100%" fo:language="zxx" fo:country="none" fo:font-style="normal" style:text-underline-style="none" fo:font-weight="normal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libreoffice-classic', 'Language': 'Bash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fffff" fo:min-height="4.9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M2 - <text:span text:style-name="T1">VT23</text:span></text:p>
      <text:p text:style-name="P1">David Jepsson 19920125-5271</text:p>
      <text:p text:style-name="P2"/>
      <text:p text:style-name="P2"/>
      <text:p text:style-name="P2"/>
      <text:h text:style-name="P4" text:outline-level="1">Deluppgift <text:span text:style-name="T2">1</text:span></text:h>
      <text:p text:style-name="P9">När jag kollar i <text:span text:style-name="T3">var</text:span><text:span text:style-name="T4">/logs så ser jag tydliga tecken på att journal finns installerat i systemet, då jag ser foldern ”journal” när jag kollar på innehållet i logs via ”ls -altr (se bifogad fil ”ls_log.txt”). Jag kan också se tydliga tecken på syslog, eftersom att just syslog står som ägare på flera filer, vilket då betyder att de är skapade av syslog. </text:span></text:p>
      <text:p text:style-name="P9"><text:span text:style-name="T4">Jag kan också hitta manaler för båda via ”man” kommandot. </text:span></text:p>
      <text:p text:style-name="P9"><text:span text:style-name="T4"/></text:p>
      <text:p text:style-name="P9"><text:span text:style-name="T4"/></text:p>
      <text:h text:style-name="P5" text:outline-level="1">Deluppgift 2</text:h>
      <text:p text:style-name="P10"><text:span text:style-name="T4">Jag valde att modifiera filen ”catchsignalinscript.sh”, då den sedan innan har echo inskrivet. </text:span><text:span text:style-name="T5">I filen så bytte jag ut echo mot logger -t -p, se bifogat. När jag sedan körde scriptet, så istället för att skriva ut summan i terminalen, så skrivs det ut i syslog. </text:span></text:p>
      <text:p text:style-name="P10"><text:span text:style-name="T5"/></text:p>
      <text:h text:style-name="P6" text:outline-level="1">Deluppgift 3</text:h>
      <text:p text:style-name="P11">Se bifogad .c fil. Jag har också bifogat den kompilerade filen, som går att köra och skriver ut i sys loggarna. </text:p>
      <text:p text:style-name="P11"/>
      <text:h text:style-name="P7" text:outline-level="1">Deluppgift 4</text:h>
      <text:p text:style-name="P12"><draw:frame text:anchor-type="paragraph" draw:z-index="0" draw:name="Text Frame 1" draw:style-name="gr1" draw:text-style-name="P14" svg:width="17.305cm" svg:height="4.948cm" svg:x="-0.245cm" svg:y="0.104cm"><draw:text-box><text:p text:style-name="P13"><text:span text:style-name="T7">1 <text:s/></text:span><text:span text:style-name="T8">journalctl -f</text:span></text:p><text:p text:style-name="P13"><text:span text:style-name="T7">2 <text:s/></text:span><text:span text:style-name="T8">journalctl -u </text:span><text:span text:style-name="T9">$nameofapp</text:span></text:p><text:p text:style-name="P13"><text:span text:style-name="T7">3 <text:s/></text:span><text:span text:style-name="T8">journalctl --unit=</text:span><text:span text:style-name="T9">$nameofapp</text:span></text:p><text:p text:style-name="P13"><text:span text:style-name="T7">4 <text:s/></text:span><text:span text:style-name="T8">journalctl --priority=</text:span><text:span text:style-name="T10">3</text:span><text:span text:style-name="T8"> --since=”1 hour ago”</text:span></text:p><text:p text:style-name="P13"><text:span text:style-name="T7">5 <text:s/></text:span><text:span text:style-name="T8">journalctl --disk-usage</text:span></text:p><text:p text:style-name="P13"><text:span text:style-name="T7">6 <text:s/>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27:05.578093130</meta:creation-date>
    <dc:date>2023-04-07T15:49:18.573009037</dc:date>
    <meta:editing-duration>PT2H23M5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10" meta:word-count="154" meta:character-count="873" meta:non-whitespace-character-count="725"/>
  </office:meta>
</office:document-meta>
</file>